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f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 <text:span text:style-name="T1">hi</text:span></text:p>
      <text:p text:style-name="Standard">.<text:span text:style-name="T1">hello</text:span></text:p>
      <text:p text:style-name="Standard">.<text:span text:style-name="T1">every 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4:36:32.099264536</meta:creation-date>
    <dc:date>2021-10-23T14:38:18.257187667</dc:date>
    <meta:editing-duration>PT1M47S</meta:editing-duration>
    <meta:editing-cycles>1</meta:editing-cycles>
    <meta:document-statistic meta:table-count="0" meta:image-count="0" meta:object-count="0" meta:page-count="1" meta:paragraph-count="3" meta:word-count="5" meta:character-count="20" meta:non-whitespace-character-count="18"/>
    <meta:generator>LibreOffice/6.4.6.2$Linux_X86_64 LibreOffice_project/40$Build-2</meta:generator>
  </office:meta>
</office:document-meta>
</file>